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118136" officeooo:paragraph-rsid="00118136" style:font-size-asian="10pt" style:font-size-complex="10pt"/>
    </style:style>
    <style:style style:name="P3" style:family="paragraph" style:parent-style-name="Standard">
      <style:text-properties fo:font-size="10pt" officeooo:rsid="00140020" officeooo:paragraph-rsid="00140020" style:font-size-asian="10pt" style:font-size-complex="10pt"/>
    </style:style>
    <style:style style:name="P4" style:family="paragraph" style:parent-style-name="Standard">
      <style:text-properties fo:font-size="10pt" officeooo:rsid="00181f77" officeooo:paragraph-rsid="00181f77" style:font-size-asian="10pt" style:font-size-complex="10pt"/>
    </style:style>
    <style:style style:name="P5" style:family="paragraph" style:parent-style-name="Standard">
      <style:text-properties fo:font-size="10pt" officeooo:rsid="00181f77" officeooo:paragraph-rsid="001a2fe1" style:font-size-asian="10pt" style:font-size-complex="10pt"/>
    </style:style>
    <style:style style:name="P6" style:family="paragraph" style:parent-style-name="Standard">
      <style:text-properties fo:font-size="10pt" officeooo:rsid="00181f77" officeooo:paragraph-rsid="002d93df" style:font-size-asian="10pt" style:font-size-complex="10pt"/>
    </style:style>
    <style:style style:name="P7" style:family="paragraph" style:parent-style-name="Standard">
      <style:text-properties fo:font-size="10pt" officeooo:rsid="001b189b" officeooo:paragraph-rsid="001c24b3" style:font-size-asian="10pt" style:font-size-complex="10pt"/>
    </style:style>
    <style:style style:name="P8" style:family="paragraph" style:parent-style-name="Standard">
      <style:text-properties fo:font-size="10pt" officeooo:rsid="001b189b" officeooo:paragraph-rsid="002d93df" style:font-size-asian="10pt" style:font-size-complex="10pt"/>
    </style:style>
    <style:style style:name="P9" style:family="paragraph" style:parent-style-name="Standard">
      <style:text-properties fo:font-size="10pt" officeooo:rsid="001d40d2" officeooo:paragraph-rsid="001d40d2" style:font-size-asian="10pt" style:font-size-complex="10pt"/>
    </style:style>
    <style:style style:name="P10" style:family="paragraph" style:parent-style-name="Standard">
      <style:text-properties fo:font-size="10pt" officeooo:rsid="001d40d2" officeooo:paragraph-rsid="002d93df" style:font-size-asian="10pt" style:font-size-complex="10pt"/>
    </style:style>
    <style:style style:name="P11" style:family="paragraph" style:parent-style-name="Standard">
      <style:text-properties fo:font-size="10pt" officeooo:rsid="0021343d" officeooo:paragraph-rsid="0021343d" style:font-size-asian="10pt" style:font-size-complex="10pt"/>
    </style:style>
    <style:style style:name="P12" style:family="paragraph" style:parent-style-name="Standard">
      <style:text-properties fo:font-size="10pt" officeooo:rsid="0021343d" officeooo:paragraph-rsid="002be8c9" style:font-size-asian="10pt" style:font-size-complex="10pt"/>
    </style:style>
    <style:style style:name="P13" style:family="paragraph" style:parent-style-name="Standard">
      <style:text-properties fo:font-size="10pt" officeooo:rsid="0021343d" officeooo:paragraph-rsid="002d93df" style:font-size-asian="10pt" style:font-size-complex="10pt"/>
    </style:style>
    <style:style style:name="P14" style:family="paragraph" style:parent-style-name="Standard">
      <style:text-properties fo:font-size="10pt" officeooo:rsid="00229978" officeooo:paragraph-rsid="00229978" style:font-size-asian="10pt" style:font-size-complex="10pt"/>
    </style:style>
    <style:style style:name="P15" style:family="paragraph" style:parent-style-name="Standard">
      <style:text-properties fo:font-size="10pt" officeooo:rsid="00229978" officeooo:paragraph-rsid="002d93df" style:font-size-asian="10pt" style:font-size-complex="10pt"/>
    </style:style>
    <style:style style:name="P16" style:family="paragraph" style:parent-style-name="Standard">
      <style:text-properties fo:font-size="10pt" officeooo:rsid="00283052" officeooo:paragraph-rsid="00283052" style:font-size-asian="10pt" style:font-size-complex="10pt"/>
    </style:style>
    <style:style style:name="P17" style:family="paragraph" style:parent-style-name="Standard">
      <style:text-properties fo:font-size="10pt" officeooo:rsid="00283052" officeooo:paragraph-rsid="002d93df" style:font-size-asian="10pt" style:font-size-complex="10pt"/>
    </style:style>
    <style:style style:name="P18" style:family="paragraph" style:parent-style-name="Standard">
      <style:text-properties fo:font-size="10pt" officeooo:rsid="0028b49e" officeooo:paragraph-rsid="0028b49e" style:font-size-asian="10pt" style:font-size-complex="10pt"/>
    </style:style>
    <style:style style:name="P19" style:family="paragraph" style:parent-style-name="Standard">
      <style:text-properties fo:font-size="10pt" officeooo:rsid="0028b49e" officeooo:paragraph-rsid="0028f381" style:font-size-asian="10pt" style:font-size-complex="10pt"/>
    </style:style>
    <style:style style:name="P20" style:family="paragraph" style:parent-style-name="Standard">
      <style:paragraph-properties fo:text-align="center" style:justify-single-word="false"/>
      <style:text-properties fo:font-size="10pt" officeooo:rsid="0028b49e" officeooo:paragraph-rsid="0028f381" style:font-size-asian="10pt" style:font-size-complex="10pt"/>
    </style:style>
    <style:style style:name="P21" style:family="paragraph" style:parent-style-name="Standard">
      <style:paragraph-properties fo:text-align="center" style:justify-single-word="false"/>
      <style:text-properties fo:font-size="10pt" officeooo:rsid="0028b49e" officeooo:paragraph-rsid="002d93df" style:font-size-asian="10pt" style:font-size-complex="10pt"/>
    </style:style>
    <style:style style:name="P22" style:family="paragraph" style:parent-style-name="Standard">
      <style:text-properties fo:font-size="10pt" officeooo:rsid="0028b49e" officeooo:paragraph-rsid="002d93df" style:font-size-asian="10pt" style:font-size-complex="10pt"/>
    </style:style>
    <style:style style:name="P23" style:family="paragraph" style:parent-style-name="Standard">
      <style:text-properties fo:font-size="10pt" officeooo:rsid="002aa9d5" officeooo:paragraph-rsid="00181f77" style:font-size-asian="10pt" style:font-size-complex="10pt"/>
    </style:style>
    <style:style style:name="P24" style:family="paragraph" style:parent-style-name="Standard">
      <style:text-properties fo:font-size="10pt" officeooo:rsid="002aa9d5" officeooo:paragraph-rsid="002d93df" style:font-size-asian="10pt" style:font-size-complex="10pt"/>
    </style:style>
    <style:style style:name="P25" style:family="paragraph" style:parent-style-name="Standard">
      <style:text-properties fo:font-size="10pt" style:text-underline-style="solid" style:text-underline-width="auto" style:text-underline-color="font-color" officeooo:rsid="00118136" officeooo:paragraph-rsid="00118136" style:font-size-asian="10pt" style:font-size-complex="10pt"/>
    </style:style>
    <style:style style:name="P26" style:family="paragraph" style:parent-style-name="Standard">
      <style:text-properties fo:font-size="10pt" style:text-underline-style="solid" style:text-underline-width="auto" style:text-underline-color="font-color" officeooo:rsid="00127432" officeooo:paragraph-rsid="00118136" style:font-size-asian="10pt" style:font-size-complex="10pt"/>
    </style:style>
    <style:style style:name="P27" style:family="paragraph" style:parent-style-name="Standard" style:list-style-name="L1">
      <style:text-properties fo:font-size="10pt" style:text-underline-style="solid" style:text-underline-width="auto" style:text-underline-color="font-color" officeooo:rsid="0024819d" officeooo:paragraph-rsid="0024819d" style:font-size-asian="10pt" style:font-size-complex="10pt"/>
    </style:style>
    <style:style style:name="P28" style:family="paragraph" style:parent-style-name="Standard">
      <style:text-properties fo:font-size="10pt" style:text-underline-style="none" officeooo:rsid="00118136" officeooo:paragraph-rsid="00118136" style:font-size-asian="10pt" style:font-size-complex="10pt"/>
    </style:style>
    <style:style style:name="P29" style:family="paragraph" style:parent-style-name="Standard">
      <style:text-properties fo:font-size="10pt" style:text-underline-style="none" officeooo:rsid="0017a904" officeooo:paragraph-rsid="0017a904" style:font-size-asian="10pt" style:font-size-complex="10pt"/>
    </style:style>
    <style:style style:name="P30" style:family="paragraph" style:parent-style-name="Standard">
      <style:text-properties fo:font-size="10pt" style:text-underline-style="none" officeooo:rsid="002aa9d5" officeooo:paragraph-rsid="002aa9d5" style:font-size-asian="10pt" style:font-size-complex="10pt"/>
    </style:style>
    <style:style style:name="P31" style:family="paragraph" style:parent-style-name="Preformatted_20_Text">
      <style:text-properties fo:color="#000000" style:font-name="Liberation Serif" fo:font-size="10pt" officeooo:paragraph-rsid="00118136" style:font-size-asian="10pt" style:font-size-complex="10pt"/>
    </style:style>
    <style:style style:name="P32" style:family="paragraph" style:parent-style-name="Preformatted_20_Text" style:list-style-name="L2">
      <style:text-properties fo:color="#000000" style:font-name="Liberation Serif" fo:font-size="10pt" officeooo:rsid="00127432" officeooo:paragraph-rsid="00127432" style:font-size-asian="10pt" style:font-size-complex="10pt"/>
    </style:style>
    <style:style style:name="P33" style:family="paragraph" style:parent-style-name="Preformatted_20_Text">
      <style:text-properties fo:color="#000000" style:font-name="Liberation Serif" fo:font-size="10pt" officeooo:rsid="00127432" officeooo:paragraph-rsid="002be8c9" style:font-size-asian="10pt" style:font-size-complex="10pt"/>
    </style:style>
    <style:style style:name="P34" style:family="paragraph" style:parent-style-name="Preformatted_20_Text">
      <style:text-properties fo:color="#000000" fo:font-size="10pt" style:text-underline-style="none" officeooo:rsid="0017a904" officeooo:paragraph-rsid="0017a904" style:font-size-asian="10pt" style:font-size-complex="10pt"/>
    </style:style>
    <style:style style:name="T1" style:family="text">
      <style:text-properties style:text-underline-style="none" officeooo:rsid="00118136"/>
    </style:style>
    <style:style style:name="T2" style:family="text">
      <style:text-properties style:text-underline-style="none" officeooo:rsid="00127432"/>
    </style:style>
    <style:style style:name="T3" style:family="text">
      <style:text-properties style:text-underline-style="none" officeooo:rsid="002aa9d5"/>
    </style:style>
    <style:style style:name="T4" style:family="text">
      <style:text-properties style:text-underline-style="solid" style:text-underline-width="auto" style:text-underline-color="font-color" officeooo:rsid="00127432"/>
    </style:style>
    <style:style style:name="T5" style:family="text">
      <style:text-properties style:text-underline-style="solid" style:text-underline-width="auto" style:text-underline-color="font-color" officeooo:rsid="0017a904"/>
    </style:style>
    <style:style style:name="T6" style:family="text">
      <style:text-properties officeooo:rsid="00140020"/>
    </style:style>
    <style:style style:name="T7" style:family="text">
      <style:text-properties officeooo:rsid="0015cb02"/>
    </style:style>
    <style:style style:name="T8" style:family="text">
      <style:text-properties fo:color="#808000"/>
    </style:style>
    <style:style style:name="T9" style:family="text">
      <style:text-properties fo:color="#808000" officeooo:rsid="00194344"/>
    </style:style>
    <style:style style:name="T10" style:family="text">
      <style:text-properties fo:color="#808000" officeooo:rsid="001c24b3"/>
    </style:style>
    <style:style style:name="T11" style:family="text">
      <style:text-properties fo:color="#808000" officeooo:rsid="00229978"/>
    </style:style>
    <style:style style:name="T12" style:family="text">
      <style:text-properties fo:color="#000000" style:font-name="Liberation Serif" officeooo:rsid="00127432"/>
    </style:style>
    <style:style style:name="T13" style:family="text">
      <style:text-properties fo:color="#000000" style:font-name="Liberation Serif" officeooo:rsid="002be8c9"/>
    </style:style>
    <style:style style:name="T14" style:family="text">
      <style:text-properties fo:color="#000000" style:font-name="Liberation Serif" officeooo:rsid="002c87c6"/>
    </style:style>
    <style:style style:name="T15" style:family="text">
      <style:text-properties officeooo:rsid="00190750"/>
    </style:style>
    <style:style style:name="T16" style:family="text">
      <style:text-properties officeooo:rsid="001a1c39"/>
    </style:style>
    <style:style style:name="T17" style:family="text">
      <style:text-properties officeooo:rsid="001a2fe1"/>
    </style:style>
    <style:style style:name="T18" style:family="text">
      <style:text-properties officeooo:rsid="001b189b"/>
    </style:style>
    <style:style style:name="T19" style:family="text">
      <style:text-properties officeooo:rsid="001c24b3"/>
    </style:style>
    <style:style style:name="T20" style:family="text">
      <style:text-properties officeooo:rsid="001e72e2"/>
    </style:style>
    <style:style style:name="T21" style:family="text">
      <style:text-properties officeooo:rsid="001fcdea"/>
    </style:style>
    <style:style style:name="T22" style:family="text">
      <style:text-properties officeooo:rsid="00229978"/>
    </style:style>
    <style:style style:name="T23" style:family="text">
      <style:text-properties officeooo:rsid="0023658a"/>
    </style:style>
    <style:style style:name="T24" style:family="text">
      <style:text-properties officeooo:rsid="0024f350"/>
    </style:style>
    <style:style style:name="T25" style:family="text">
      <style:text-properties officeooo:rsid="0028b49e"/>
    </style:style>
    <style:style style:name="T26" style:family="text">
      <style:text-properties officeooo:rsid="002be8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GARET Baptiste</text:p>
      <text:p text:style-name="P4">GREVELINGER Mike</text:p>
      <text:p text:style-name="P4"/>
      <text:p text:style-name="P4">Architecture et explication</text:p>
      <text:p text:style-name="P4"/>
      <text:p text:style-name="P23"/>
      <text:p text:style-name="P18"/>
      <text:p text:style-name="P1"/>
      <text:list xml:id="list7856118260105573082" text:style-name="L1">
        <text:list-item>
          <text:p text:style-name="P27">Présentation de l'architecture</text:p>
        </text:list-item>
      </text:list>
      <text:p text:style-name="P2"/>
      <text:p text:style-name="P6">Pour développer UT'Profiler, nous nous sommes rapidement décidés à sauvegarder toutes les données en base de données relationnelle S<text:span text:style-name="T17">QL</text:span>ite <text:span text:style-name="T20">(bdd.sqlite) </text:span>qui est très léger et suffisamment performant pour notre utilisation. En effet, une fois la connexion réalisé<text:span text:style-name="T25">e</text:span>, il est très facile d'interroger cette base pour récupérer nos données. De plus, le langage <text:span text:style-name="T18">SQL</text:span> est presque <text:span text:style-name="T21">totalement géré </text:span>par la table.</text:p>
      <text:p text:style-name="P6"><text:span text:style-name="T16">Étant</text:span> donné que S<text:span text:style-name="T17">QL</text:span>ite ne gère pas les accès concurrent<text:span text:style-name="T25">s</text:span> (enfin, le logiciel les traite un par un en laissant en attente les autres), nous avons décidé de cré<text:span text:style-name="T25">er</text:span> une classe <text:span text:style-name="T9">Singleton</text:span>, nommé DBManager, qui se chargera d'interroger, d'ajouter, de modifier ou de supprimer des données. De plus, puisque cette classe renvoi<text:span text:style-name="T25">e</text:span> à chaque fois des booléens, des Q<text:span text:style-name="T16">L</text:span>ist, des Q<text:span text:style-name="T16">S</text:span>tring, elle permet de faire le pont entre <text:span text:style-name="T15">l</text:span>es classes et <text:span text:style-name="T15">la BDD</text:span>. Ainsi, nous avons réalisé le design pattern <text:span text:style-name="T8">Bridge</text:span> <text:span text:style-name="T15">qui permet une indépendance entre l'abstraction et l'implémentation.</text:span></text:p>
      <text:p text:style-name="P8">DBManager ne vérifie ni la validité des arguments ni des méthodes qui n'utilise pas la BDD. Ceci est réalisé par les autres <text:span text:style-name="T25">m</text:span>anager<text:span text:style-name="T25">s</text:span> <text:span text:style-name="T19">(CursusManager, UVManager, ETUManager). Ces classes sont aussi instanciable une unique fois (design pattern </text:span><text:span text:style-name="T10">Singleton</text:span><text:span text:style-name="T19">) pour être facilement accessible dans les différentes classes qui s'occupent de l'interface graphique.</text:span></text:p>
      <text:p text:style-name="P10">Pour ne pas répéter le code, nous avons crée la <text:span text:style-name="T8">template class</text:span> HandlerSingleton qui détruit / créé les classes Singleton.</text:p>
      <text:p text:style-name="P6"/>
      <text:p text:style-name="P13">La classe prévision permet de proposer des UV pour chaque semestre restant du cursus courant de l'étudiant. Elle utilise le design pattern <text:span text:style-name="T8">S</text:span><text:span text:style-name="T11">trategy</text:span> pour choisir l'algorithme de complétion de cursus en fonction du type de cursus. <text:span text:style-name="T26">E</text:span><text:span text:style-name="T12">n fonction du type de Cursus, </text:span><text:span text:style-name="T13">la classe </text:span><text:span text:style-name="T14">prévision</text:span><text:span text:style-name="T12"> va appliquer un algorithme spécifique. En effet, pour un cursus Branche, il faut prendre en compte les crédits PCB et ceux de Filières. L'algorithme devient alors plus complexe, c'est pourquoi nous avons décider de le séparer en deux algorithmes distincts. </text:span><text:span text:style-name="T25">Pressés par le temps et devant la difficulté occasionnée, nous n'avons malheureusement fait que l'algorithme pour un cursus TC. Vous pouvez retrouver en annexe l'algorithme de complétion.</text:span></text:p>
      <text:p text:style-name="P13">Pour simp<text:span text:style-name="T22">lifier l'algorithme de prévision, nous avons réalisé une classe cursus qui compose la classe Prevision (elle n'est instancié que dans cette classe).</text:span></text:p>
      <text:p text:style-name="P17">Cette classe Cursus et les classes filles regroupent toutes les informations propre<text:span text:style-name="T25">s</text:span> à un cursus donné. Comme il y a de nombreuses combinaisons de Cursus, nous avons décid<text:span text:style-name="T25">é</text:span> de mettre en place le design pattern <text:span text:style-name="T8">Decorator</text:span>. Ainsi, nous pouvons « décorer », ajouter des contraintes et/ou des attributs dynamiquement à Cursus. Dans notre cas, nous avons ajout<text:span text:style-name="T25">é</text:span> des contraintes pour pouvoir modéliser les Branche, TC et Hutech (qui est très semblable à un cursus TC).</text:p>
      <text:p text:style-name="P15">Pour fabriquer la bonne classe cursus (s'il y a des UV obligatoires ou non, s'il y a un nombre de crédit minimum à avoir dans une catégorie, ….) nous utilisons le design pattern <text:span text:style-name="T8">Factory</text:span>, dans CursusFactory. En fonction du nom du cursus ou de l'id de l'étudiant, cette classe construit le Cursus adéquat.</text:p>
      <text:p text:style-name="P15">Comme il y a des attributs propres à des classes filles (comme nbCreditCS), nous avons dû utilis<text:span text:style-name="T25">er</text:span> le design pattern <text:span text:style-name="T8">Visitor</text:span> pour avoir accès à ces donnés à partir d'un pointeur vers Cursus. Dans notre cas, nous avons 6 classes Visitor pour connaître nbCreditLibre, nbCreditCS, nbCreditTM, nbCreditTSH, nbCreditPCB, nbCreditPSF. <text:span text:style-name="T23">Chaque classe hérite de la classe abstraite VisitorCursus.</text:span></text:p>
      <text:p text:style-name="P15"/>
      <text:p text:style-name="P22">Nous avons également une classe ErrorManager qui reçoit toutes les erreurs envoyer par les différentes classes que nous avons codées. Cette classe enregistre les erreurs dans un fichier log.txt sous le format : </text:p>
      <text:p text:style-name="P21">Error : NomDeLaCLasse : Texte de description de l'erreur : heure et date de l'erreur <text:s/></text:p>
      <text:p text:style-name="P22">Ainsi, il est beaucoup plus facile de résoudre les différents problèmes rencontrés. Cette classe est instanciable une unique fois (design pattern Singleton) car elles doit être accessible de manière connue et que le fichier log.txt ne gère pas les accès concurrents.</text:p>
      <text:p text:style-name="P22"/>
      <text:p text:style-name="P24">Le fichier enumeration.h contient tous les types énumérés qui sont utiliser dans UT'Profiler : le type CategorieUV pour les différentes catégories d'uv</text:p>
      <text:p text:style-name="P2"/>
      <text:list xml:id="list134227546154164" text:continue-numbering="true" text:style-name="L1">
        <text:list-item>
          <text:p text:style-name="P27"><text:span text:style-name="T24">Évolutivité</text:span> de l'architecture</text:p>
        </text:list-item>
      </text:list>
      <text:p text:style-name="P25"/>
      <text:p text:style-name="P28">Nous avons pensés notre Architecture de tels sorte qu'elle soit le plus flexible possible dans la plupart des domaines.</text:p>
      <text:p text:style-name="P28">Ainsi, si l'université décide de rajouter des nouvelles catégories pour les UVS, ou des catégories mixtes( Par exemple, LO21 devient une CS/TM). Il suffit de l'intégrer à la table Catégorie UVS. Le nom de l'UV et la catégorie étant la clé primaire de la table, on aurait alors dans cette dernière ('LO21','CS','4') et ('LO21','TM','6').</text:p>
      <text:p text:style-name="P30">De par l'utilisation du design pattern Bridge, il est possible de changer l'implémentation (de passe de l'utilisation d'une <text:soft-page-break/>base de données à l'utilisation de fichier XML par exemple) en ne modifiant que la classe DBManager.</text:p>
      <text:p text:style-name="P31"><text:span text:style-name="T2">Notre</text:span><text:span text:style-name="T1"> class cursus </text:span><text:span text:style-name="T3">suit le design pattern decorator. Ainsi, on peut ajouter de nouvelles contraintes assez facilement.</text:span></text:p>
      <text:p text:style-name="P33">Nous avons décider de séparer les cursus de type Branche et type TC pour pouvoir adapter notre code en fonction. Notre class Prevision utilis<text:span text:style-name="T26">ant l</text:span>e design Pattern Strategy, <text:span text:style-name="T26">il est possible d'ajouter des algorithmes pour proposer de nouvelles prévision au cursus.</text:span></text:p>
      <text:list xml:id="list4579912389219858525" text:style-name="L2">
        <text:list-header>
          <text:p text:style-name="P32"/>
        </text:list-header>
      </text:list>
      <text:p text:style-name="P28"><text:span text:style-name="T4">3. Défaut de notre architecture </text:span><text:span text:style-name="T5">( ?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4. Annexe</text:p>
      <text:p text:style-name="P29"/>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5T09:28:31.681000000</meta:creation-date>
    <dc:date>2014-06-15T13:42:27.483000000</dc:date>
    <meta:editing-duration>PT3H10M16S</meta:editing-duration>
    <meta:editing-cycles>25</meta:editing-cycles>
    <meta:generator>LibreOffice/4.1.6.2$Windows_x86 LibreOffice_project/40ff705089295be5be0aae9b15123f687c05b0a</meta:generator>
    <dc:creator>Baptiste Nogaret</dc:creator>
    <meta:document-statistic meta:table-count="0" meta:image-count="0" meta:object-count="0" meta:page-count="2" meta:paragraph-count="25" meta:word-count="841" meta:character-count="5395" meta:non-whitespace-character-count="4578"/>
  </office:meta>
</office:document-meta>
</file>